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MT" svg:font-family="ArialMT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0.12mm"/>
    </style:style>
    <style:style style:name="co4" style:family="table-column">
      <style:table-column-properties fo:break-before="auto" style:column-width="159.86mm"/>
    </style:style>
    <style:style style:name="co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MT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none" style:country-asian="none" style:font-style-asian="normal" style:font-weight-asian="normal" style:font-name-complex="ArialMT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9pt" style:font-size-asian="9pt" style:font-name-complex="Arial" style:font-size-complex="9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  <style:style style:name="ce8" style:family="table-cell" style:parent-style-name="Default">
      <style:text-properties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font-name-complex="Arial" style:font-weight-asian="normal" style:font-weight-complex="normal" style:font-style-asian="normal" style:font-style-complex="normal" fo:font-size="5pt" style:text-position="33% 58%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Obje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Objet géographique</text:p>
          </table:table-cell>
          <table:table-cell office:value-type="string" calcext:value-type="string">
            <text:p>Champs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Valeur vide autorisée</text:p>
          </table:table-cell>
          <table:table-cell office:value-type="string" calcext:value-type="string">
            <text:p>Contraintes de l’attribut</text:p>
          </table:table-cell>
          <table:table-cell office:value-type="string" calcext:value-type="string">
            <text:p>Codification</text:p>
          </table:table-cell>
          <table:table-cell/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Acte</text:p>
          </table:table-cell>
          <table:table-cell office:value-type="string" calcext:value-type="string">
            <text:p>Identifiant de l'a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Sup est composé &lt;catégorie&gt;-&lt;idGest&gt;-&lt;sssss&gt; où &lt;sssss&gt; est un numéro d’ordre en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Acte</text:p>
          </table:table-cell>
          <table:table-cell office:value-type="string" calcext:value-type="string">
            <text:p>Nom abrégé de l'acte, respectant les règles de nommage des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ormat : acte simple (&lt;cat&gt;_&lt;radical&gt;_&lt;dateDecis&gt;_act) / actes multiples (&lt;cat&gt;_&lt;radical&gt;_&lt;dateDecis&gt;_act) (radical est le nom abrégé de la servitud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éférence de l'acte ayant créé ou modifié la servitude (numéro d'enregistrement dans le journal officiel, numéro d'arrêté préfectoral...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i elle est inconnue, remplir avec la valeur « inconnu »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50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typeActe</text:p>
          </table:table-cell>
          <table:table-cell office:value-type="string" calcext:value-type="string">
            <text:p>Description de la nature de l'a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aleur par défaut : 'Non renseigné'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50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ichier</text:p>
          </table:table-cell>
          <table:table-cell office:value-type="string" calcext:value-type="string">
            <text:p>Nom ou référence du fichier contenant l'acte instituant la servitude. Ce fichier contient le cas échéant les plans annexés à l'a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oit finir par .pd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54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Nature de la décision prise dans l'acte : l'autorité compétente prend une décision qui crée ou modifie l'état de la 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aleur par défaut : 'Création'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25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Decis</text:p>
          </table:table-cell>
          <table:table-cell office:value-type="string" calcext:value-type="string">
            <text:p>Date de parution au Journal Officiel ou de publicité dans la pres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Plan</text:p>
          </table:table-cell>
          <table:table-cell office:value-type="string" calcext:value-type="string">
            <text:p>Existence d'un ou plusieurs plans annexés à l'ac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ooléen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Sup</text:p>
          </table:table-cell>
          <table:table-cell office:value-type="string" calcext:value-type="string">
            <text:p>Identifiant de la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Sup est composé &lt;catégorie&gt;-&lt;idGest&gt;-&lt;sssss&gt; où &lt;sssss&gt; est un numéro d’ordre en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Gest</text:p>
          </table:table-cell>
          <table:table-cell office:value-type="string" calcext:value-type="string">
            <text:p>Identifiant du gestionnaire de la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Gest est le code SIREN (codé sur 9 caractères) de l’organisme gestionn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Sup</text:p>
          </table:table-cell>
          <table:table-cell office:value-type="string" calcext:value-type="string">
            <text:p>Nom abrégé de la servitude, respectant les règles de nommage des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cat&gt;_&lt;radical&gt;_sup (radical est le nom abrégé de la servitud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SupLitt</text:p>
          </table:table-cell>
          <table:table-cell office:value-type="string" calcext:value-type="string">
            <text:p>Nom littéral de la servitude, figurant dans l'acte l'ayant instauré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Catégorie de la servitude dans la nomenclature nationa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ste des cod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idIntGest</text:span></text:p>
          </table:table-cell>
          <table:table-cell office:value-type="string" calcext:value-type="string">
            <text:p><text:span text:style-name="T1">Identifiant créé et entretenu par l'organisme gestionnaire de la servitude</text:span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5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descriptio</text:span></text:p>
          </table:table-cell>
          <table:table-cell office:value-type="string" calcext:value-type="string">
            <text:p><text:span text:style-name="T1">Description détaillée de la servitude</text:span>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oit être non null lorsque nomSupLitt est 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54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dateMaj</text:span></text:p>
          </table:table-cell>
          <table:table-cell office:value-type="string" calcext:value-type="string">
            <text:p><text:span text:style-name="T1">Date de la dernière modification apportée à la servitude</text:span></text:p>
          </table:table-cell>
          <table:table-cell office:value-type="string" calcext:value-type="string">
            <text:p>non</text:p>
          </table:table-cell>
          <table:table-cell table:style-name="ce3" office:value-type="string" calcext:value-type="string">
            <text:p>Par défaut égale à la date de l'acte de créa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C8</text:span>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echNum</text:span></text:p>
          </table:table-cell>
          <table:table-cell office:value-type="string" calcext:value-type="string">
            <text:p><text:span text:style-name="T1">Dénominateur de l'échelle à laquelle a été numérisée la servitude</text:span></text:p>
          </table:table-cell>
          <table:table-cell office:value-type="string" calcext:value-type="string">
            <text:p>non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valideGest</text:span></text:p>
          </table:table-cell>
          <table:table-cell office:value-type="string" calcext:value-type="string">
            <text:p><text:span text:style-name="T1">Les données numérisées de la servitude ont été validées ou pas par le gestionnaire</text:span></text:p>
          </table:table-cell>
          <table:table-cell office:value-type="string" calcext:value-type="string">
            <text:p>non</text:p>
          </table:table-cell>
          <table:table-cell table:style-name="ce3" office:value-type="string" calcext:value-type="string">
            <text:p>Valeur par défaut : F (non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ooléen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obsValidat</text:span></text:p>
          </table:table-cell>
          <table:table-cell table:style-name="ce2" office:value-type="string" calcext:value-type="string">
            <text:p>Observation relative à la validation de la servitude formulée soit par le gestionnaire, soit par le service de l'État administrant les donné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C254</text:span>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modeProd</text:span></text:p>
          </table:table-cell>
          <table:table-cell table:style-name="ce2" office:value-type="string" calcext:value-type="string">
            <text:p>Mode d'obtention de la SUP : import de données échangées avec les gestionnaires numérisation (digitalisation), de la SUP annexée au document d'urbanisme, ou reconstitution à partir de l'acte l'institu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<text:span text:style-name="T1">C25</text:span>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quiProd</text:span></text:p>
          </table:table-cell>
          <table:table-cell office:value-type="string" calcext:value-type="string">
            <text:p><text:span text:style-name="T1">Organisme ayant numérisé la servitude</text:span></text:p>
          </table:table-cell>
          <table:table-cell office:value-type="string" calcext:value-type="string">
            <text:p>condition</text:p>
          </table:table-cell>
          <table:table-cell table:style-name="ce3" office:value-type="string" calcext:value-type="string">
            <text:p>Valeur vide interdite si modeProd vaut « numerisation »</text:p>
          </table:table-cell>
          <table:table-cell table:style-name="ce2" office:value-type="string" calcext:value-type="string">
            <text:p>non</text:p>
          </table:table-cell>
          <table:table-cell office:value-type="string" calcext:value-type="string">
            <text:p><text:span text:style-name="T1">C80</text:span>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ocSource</text:p>
          </table:table-cell>
          <table:table-cell office:value-type="string" calcext:value-type="string">
            <text:p>Document graphique ayant été numérisé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nseigné en cas de numérisation d'une SUP annexée au document d'urbanisme (modeProd = numérisation), et obligatoire dans ce cas.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<text:span text:style-name="T1">C80</text:span></text:p>
          </table:table-cell>
        </table:table-row>
        <table:table-row table:style-name="ro1">
          <table:table-cell office:value-type="string" calcext:value-type="string">
            <text:p>&lt;CATEGORIE&gt;_GESTIONNAIR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Gest</text:p>
          </table:table-cell>
          <table:table-cell office:value-type="string" calcext:value-type="string">
            <text:p>Identifiant du gestionnaire de la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Gest est le code SIREN (codé sur 9 caractères) de l’organisme gestionn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&lt;CATEGORIE&gt;_GESTIONNAIR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Gest</text:p>
          </table:table-cell>
          <table:table-cell office:value-type="string" calcext:value-type="string">
            <text:p>Nom de l'organisme gestionn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éfixé de son acrony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80</text:p>
          </table:table-cell>
        </table:table-row>
        <table:table-row table:style-name="ro1">
          <table:table-cell office:value-type="string" calcext:value-type="string">
            <text:p>&lt;CATEGORIE&gt;_GESTIONNAIR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Corres</text:p>
          </table:table-cell>
          <table:table-cell office:value-type="string" calcext:value-type="string">
            <text:p>Correspondant à contacter chez le gestionnaire (ne pas faire figurer d'informations nominatives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80</text:p>
          </table:table-cell>
        </table:table-row>
        <table:table-row table:style-name="ro1">
          <table:table-cell office:value-type="string" calcext:value-type="string">
            <text:p>&lt;CATEGORIE&gt;_GESTIONNAIR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mTel</text:p>
          </table:table-cell>
          <table:table-cell office:value-type="string" calcext:value-type="string">
            <text:p>Numéro de téléphone du point de contact chez le service gestionnai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&lt;CATEGORIE&gt;_GESTIONNAIR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Adresse électronique du point de contact chez le service gestionnai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80</text:p>
          </table:table-cell>
        </table:table-row>
        <table:table-row table:style-name="ro1">
          <table:table-cell office:value-type="string" calcext:value-type="string">
            <text:p>&lt;CATEGORIE&gt;_GESTIONNAIR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resse de l'organisme servant aux envois postau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54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IdGen</text:p>
          </table:table-cell>
          <table:table-cell office:value-type="string" calcext:value-type="string">
            <text:p>Identifiant du générat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Gest est le code SIREN (codé sur 9 caractères) de l’organisme gestionn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IdSup</text:p>
          </table:table-cell>
          <table:table-cell office:value-type="string" calcext:value-type="string">
            <text:p>Identifiant de la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Sup est composé &lt;catégorie&gt;-&lt;idGest&gt;-&lt;sssss&gt; où &lt;sssss&gt; est un numéro d’ordre en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nomGen</text:p>
          </table:table-cell>
          <table:table-cell office:value-type="string" calcext:value-type="string">
            <text:p>Nom abrégé du générateur, respectant les règles de nommage des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cat&gt;_&lt;radical&gt;_g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Nature de l'entité génératri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modeGenere</text:p>
          </table:table-cell>
          <table:table-cell office:value-type="string" calcext:value-type="string">
            <text:p>Description du moyen utilisé pour obtenir la géométrie du généra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5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srcGeoGen</text:p>
          </table:table-cell>
          <table:table-cell office:value-type="string" calcext:value-type="string">
            <text:p>Type de carte, de référentiel géographique utilisé en tant que source de géoréférencement lors de la digitalisation de la géométri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l'attribut modeGeneration vaut 'Digitalisation' ou ‘liste de coordonnées’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3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dateSrcGen</text:p>
          </table:table-cell>
          <table:table-cell office:value-type="string" calcext:value-type="string">
            <text:p>Date d'actualité du référentiel utilisé lors de la digitalisation de l'objet. Il s'agit d'indiquer le millésime des données référentielles source.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l'attribut sourceGeometrie est non vi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refBDExt</text:p>
          </table:table-cell>
          <table:table-cell office:value-type="string" calcext:value-type="string">
            <text:p>Nom du référentiel ou de la source de données externes qui contient la géométrie du générateur obtenue par duplica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modeGeneration vaut 'Duplication'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5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idBDExt</text:p>
          </table:table-cell>
          <table:table-cell office:value-type="string" calcext:value-type="string">
            <text:p>Identifiant référençant l'objet correspondant au générateur dans le référentiel ou la base de données exter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refBDExterne est non vi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50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P = ponctuel L = Linéaire S = Surfacique</text:p>
          </table:table-cell>
          <table:table-cell office:value-type="string" calcext:value-type="string">
            <text:p>attPart</text:p>
          </table:table-cell>
          <table:table-cell office:value-type="string" calcext:value-type="string">
            <text:p>Attribut(s) particulier(s) qui peut(vent) être rajouté(s) selon les SUP concerné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IdAss</text:p>
          </table:table-cell>
          <table:table-cell office:value-type="string" calcext:value-type="string">
            <text:p>Identifiant de l'ass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Ass est composé &lt;idGen&gt;-&lt;a&gt; où &lt;a&gt; est un numéro d’ordre incrémenté.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IdGen</text:p>
          </table:table-cell>
          <table:table-cell office:value-type="string" calcext:value-type="string">
            <text:p>Identifiant du générat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Gest est le code SIREN (codé sur 9 caractères) de l’organisme gestionn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nomAss</text:p>
          </table:table-cell>
          <table:table-cell office:value-type="string" calcext:value-type="string">
            <text:p>Nom abrégé de l'assiette, respectant les règles de nommage des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cat&gt;_&lt;radical&gt;_as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Nature de l'assiette selon sa vocation principale et la catégorie de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modeGeoAss</text:p>
          </table:table-cell>
          <table:table-cell office:value-type="string" calcext:value-type="string">
            <text:p>Description de la méthode utilisée pour générer la géométrie de l'ass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25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paramCalc</text:p>
          </table:table-cell>
          <table:table-cell office:value-type="string" calcext:value-type="string">
            <text:p>Valeur du paramètre ayant permis de calculer l'assiette lorsque celle-ci correspond à un objet tamp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le mode de génération vaut 'Zone tampon' + Valeur exprimée en mèt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srcGeoAss</text:p>
          </table:table-cell>
          <table:table-cell office:value-type="string" calcext:value-type="string">
            <text:p>Type de carte, de référentiel géographique utilisé en tant que source de géoréférencement lors de la digitalisation de la géométri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l'attribut modeGeoAss vaut 'Digitalisation' ou ‘liste de coordonnées’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30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dateSrcAss</text:p>
          </table:table-cell>
          <table:table-cell office:value-type="string" calcext:value-type="string">
            <text:p>Date d'actualité du référentiel utilisé lors du géoréférencement de l'objet. Il s'agit d'indiquer le millésime des données référentielles source.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aleur non vide si sourceGeometrie est non vide,ou si modeGeneration est « Liste de parcelles »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table:style-name="ce4" office:value-type="string" calcext:value-type="string">
            <text:p>L = Linéaire S = Surfacique</text:p>
          </table:table-cell>
          <table:table-cell office:value-type="string" calcext:value-type="string">
            <text:p>attPart</text:p>
          </table:table-cell>
          <table:table-cell office:value-type="string" calcext:value-type="string">
            <text:p>Attribut(s) particulier(s) qui peut(vent) être rajouté(s) selon les SUP concerné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&lt;CATEGORIE&gt;_SERVITUDE_ACT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Sup</text:p>
          </table:table-cell>
          <table:table-cell office:value-type="string" calcext:value-type="string">
            <text:p>Identifiant de la 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Sup est composé &lt;catégorie&gt;-&lt;idGest&gt;-&lt;sssss&gt; où &lt;sssss&gt; est un numéro d’ordre en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  <table:table-row table:style-name="ro1">
          <table:table-cell office:value-type="string" calcext:value-type="string">
            <text:p>&lt;CATEGORIE&gt;_SERVITUDE_ACTE_SU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Acte</text:p>
          </table:table-cell>
          <table:table-cell office:value-type="string" calcext:value-type="string">
            <text:p>Identifiant de l'a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identifiant idSup est composé &lt;catégorie&gt;-&lt;idGest&gt;-&lt;sssss&gt; où &lt;sssss&gt; est un numéro d’ordre en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40</text:p>
          </table:table-cell>
        </table:table-row>
      </table:table>
      <table:table table:name="details_attribut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Champ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ous-code</text:p>
          </table:table-cell>
          <table:table-cell office:value-type="string" calcext:value-type="string">
            <text:p>Libelle_court</text:p>
          </table:table-cell>
          <table:table-cell office:value-type="string" calcext:value-type="string">
            <text:p>Libelle_long</text:p>
          </table:table-cell>
          <table:table-cell office:value-type="string" calcext:value-type="string">
            <text:p>Référence législative</text:p>
          </table:table-cell>
          <table:table-cell office:value-type="string" calcext:value-type="string">
            <text:p>Référence réglementaire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exte de lo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écret en Conseil d'Éta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écret Premier Minist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écre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rêté ministérie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rêté préfet de Région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rêté préfectora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rêté de SU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rêté municipa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ut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typeAc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on renseigné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aPla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CT_SUP</text:p>
          </table:table-cell>
          <table:table-cell office:value-type="string" calcext:value-type="string">
            <text:p>aPla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1</text:span></text:p>
          </table:table-cell>
          <table:table-cell office:value-type="string" calcext:value-type="string">
            <text:p><text:span text:style-name="T2">Servitudes de protection des bois et forêts relevant du régime forestier à Mayott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2</text:span></text:p>
          </table:table-cell>
          <table:table-cell office:value-type="string" calcext:value-type="string">
            <text:p><text:span text:style-name="T2">Servitude de passage des conduites d'irrig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3</text:span></text:p>
          </table:table-cell>
          <table:table-cell office:value-type="string" calcext:value-type="string">
            <text:p><text:span text:style-name="T2">Servitude de passage des engins mécaniques d'entretien et de dépôt des produits de curage et faucardement attachées aux canaux d'irrig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4</text:span></text:p>
          </table:table-cell>
          <table:table-cell office:value-type="string" calcext:value-type="string">
            <text:p><text:span text:style-name="T2">Servitude de passage dans le lit ou sur les berges de cours d’eau non domaniaux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5</text:span></text:p>
          </table:table-cell>
          <table:table-cell office:value-type="string" calcext:value-type="string">
            <text:p><text:span text:style-name="T2">Servitude relative aux canalisations publiques d’eau et d’assainiss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6</text:span></text:p>
          </table:table-cell>
          <table:table-cell office:value-type="string" calcext:value-type="string">
            <text:p><text:span text:style-name="T2">Servitude d'écoulement des eaux nuisibles attachées aux travaux d'assainissement des terres par le drain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7</text:span></text:p>
          </table:table-cell>
          <table:table-cell office:value-type="string" calcext:value-type="string">
            <text:p><text:span text:style-name="T2">Servitude relative aux forêts dites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8</text:span></text:p>
          </table:table-cell>
          <table:table-cell office:value-type="string" calcext:value-type="string">
            <text:p><text:span text:style-name="T2">Mise en défense des terrains en montagne et protection des dunes du Pas-de-Calai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9</text:span></text:p>
          </table:table-cell>
          <table:table-cell office:value-type="string" calcext:value-type="string">
            <text:p><text:span text:style-name="T2">Zone agricole protégé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10</text:span></text:p>
          </table:table-cell>
          <table:table-cell office:value-type="string" calcext:value-type="string">
            <text:p><text:span text:style-name="T2">Zone de protection naturelle, agricole et forestière du plateau de Saclay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C1</text:span></text:p>
          </table:table-cell>
          <table:table-cell office:value-type="string" calcext:value-type="string">
            <text:p><text:span text:style-name="T2">Mesures de classement et d'inscription et protections des abords des monuments histor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C2</text:span></text:p>
          </table:table-cell>
          <table:table-cell office:value-type="string" calcext:value-type="string">
            <text:p><text:span text:style-name="T2">Servitude relative aux sites inscrits et classé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C3</text:span></text:p>
          </table:table-cell>
          <table:table-cell office:value-type="string" calcext:value-type="string">
            <text:p><text:span text:style-name="T2">Réserves naturelles et périmètres de protection autour des réserves naturell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C4</text:span></text:p>
          </table:table-cell>
          <table:table-cell office:value-type="string" calcext:value-type="string">
            <text:p><text:span text:style-name="T2">Sites patrimoniaux remarquabl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C4</text:span></text:p>
          </table:table-cell>
          <table:table-cell office:value-type="string" calcext:value-type="string">
            <text:p><text:span text:style-name="T2">Zones de protection du patrimoine architectural, urbain et paysager (ZPPAUP) Aires de mise en valeur de l’architecture et du patrimoine (AVAP)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C4bis</text:span></text:p>
          </table:table-cell>
          <table:table-cell office:value-type="string" calcext:value-type="string">
            <text:p><text:span text:style-name="T2">Plans de valorisation de l'architecture et du patrimoine (PVAP)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R1</text:span></text:p>
          </table:table-cell>
          <table:table-cell office:value-type="string" calcext:value-type="string">
            <text:p><text:span text:style-name="T2">Servitude de champs de vue concernant la détermination et la conservation des postes électro-sémaphor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R2</text:span></text:p>
          </table:table-cell>
          <table:table-cell office:value-type="string" calcext:value-type="string">
            <text:p><text:span text:style-name="T2">Servitude liée aux ouvrages de défense des côtes ou de sécurité maritim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R3</text:span></text:p>
          </table:table-cell>
          <table:table-cell office:value-type="string" calcext:value-type="string">
            <text:p><text:span text:style-name="T2">Servitudes autour des magasins et établissements servant à la conservation, à la manipulation ou à la fabrication des poudres, munitions, artifices ou explosif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R4</text:span></text:p>
          </table:table-cell>
          <table:table-cell office:value-type="string" calcext:value-type="string">
            <text:p><text:span text:style-name="T2">Servitude concernant l'établissement de terrains d'atterrissage destinés en partie ou en totalité à l'armée de l'ai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R5</text:span></text:p>
          </table:table-cell>
          <table:table-cell office:value-type="string" calcext:value-type="string">
            <text:p><text:span text:style-name="T2">Servitude relative aux fortifications, places-fortes, postes et ouvrages militair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R6</text:span></text:p>
          </table:table-cell>
          <table:table-cell office:value-type="string" calcext:value-type="string">
            <text:p><text:span text:style-name="T2">Servitude aux abords des champs de ti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S1</text:span></text:p>
          </table:table-cell>
          <table:table-cell office:value-type="string" calcext:value-type="string">
            <text:p><text:span text:style-name="T2">Périmètre de protection des points de prélèvements d'eaux destinés à collectivité humain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AS2</text:span></text:p>
          </table:table-cell>
          <table:table-cell office:value-type="string" calcext:value-type="string">
            <text:p><text:span text:style-name="T2">Servitude de protection des établissements de conchyliculture et d’aquaculture et des gisements coquillier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2bis</text:span></text:p>
          </table:table-cell>
          <table:table-cell office:value-type="string" calcext:value-type="string">
            <text:p><text:span text:style-name="T2">Servitude qui concerne la Loire et ses affluent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3</text:span></text:p>
          </table:table-cell>
          <table:table-cell office:value-type="string" calcext:value-type="string">
            <text:p><text:span text:style-name="T2">Servitude de halage et de marchepied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4</text:span></text:p>
          </table:table-cell>
          <table:table-cell office:value-type="string" calcext:value-type="string">
            <text:p><text:span text:style-name="T2">Servitude relative au développement et à la protection des montagn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5</text:span></text:p>
          </table:table-cell>
          <table:table-cell office:value-type="string" calcext:value-type="string">
            <text:p><text:span text:style-name="T2">Servitude de visibilité sur les voies publ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6</text:span></text:p>
          </table:table-cell>
          <table:table-cell office:value-type="string" calcext:value-type="string">
            <text:p><text:span text:style-name="T2">Servitude grévant les terrains nécessaires aux routes nationales et aux autorout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7</text:span></text:p>
          </table:table-cell>
          <table:table-cell office:value-type="string" calcext:value-type="string">
            <text:p><text:span text:style-name="T2">Servitude d’alignement des voies publ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8</text:span></text:p>
          </table:table-cell>
          <table:table-cell office:value-type="string" calcext:value-type="string">
            <text:p><text:span text:style-name="T2">Servitude de protection des champs de vue des établissements indispensables à la sécurité et à la surveillance de la navigation maritim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9</text:span></text:p>
          </table:table-cell>
          <table:table-cell office:value-type="string" calcext:value-type="string">
            <text:p><text:span text:style-name="T2">Servitude de passage sur le littoral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10</text:span></text:p>
          </table:table-cell>
          <table:table-cell office:value-type="string" calcext:value-type="string">
            <text:p><text:span text:style-name="T2">Cœur de parc national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EL11</text:span></text:p>
          </table:table-cell>
          <table:table-cell office:value-type="string" calcext:value-type="string">
            <text:p><text:span text:style-name="T2">Servitude relative aux interdictions d’accès grevant les propriétés limitrophes des autoroutes, routes express et des déviations d’agglomér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1</text:span></text:p>
          </table:table-cell>
          <table:table-cell office:value-type="string" calcext:value-type="string">
            <text:p><text:span text:style-name="T2">Servitudes relatives à la maîtrise de l’urbanisation autour des canalisations de transport de gaz, d’hydrocarbures et de produits chimiques et de certaines canalisations de distribution de gaz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2</text:span></text:p>
          </table:table-cell>
          <table:table-cell office:value-type="string" calcext:value-type="string">
            <text:p><text:span text:style-name="T2">Servitudes relatives à l’utilisation de l’énergie hydrauliqu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3</text:span></text:p>
          </table:table-cell>
          <table:table-cell office:value-type="string" calcext:value-type="string">
            <text:p><text:span text:style-name="T2">Servitudes relatives à l’établissement des canalisations de transport de gaz, d’hydrocarbures et de produits chim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4</text:span></text:p>
          </table:table-cell>
          <table:table-cell office:value-type="string" calcext:value-type="string">
            <text:p><text:span text:style-name="T2">Servitudes relatives à l’établissement des canalisations électr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5</text:span></text:p>
          </table:table-cell>
          <table:table-cell office:value-type="string" calcext:value-type="string">
            <text:p><text:span text:style-name="T2">Servitudes relatives à l’établissement des canalisations de distribution de gaz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6</text:span></text:p>
          </table:table-cell>
          <table:table-cell office:value-type="string" calcext:value-type="string">
            <text:p><text:span text:style-name="T2">Servitude relative à l'exploitation des mines et carrièr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7</text:span></text:p>
          </table:table-cell>
          <table:table-cell office:value-type="string" calcext:value-type="string">
            <text:p><text:span text:style-name="T2">Servitudes de protection relatives au stockage souterrain de gaz, hydrocarbures et produits chim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9</text:span></text:p>
          </table:table-cell>
          <table:table-cell office:value-type="string" calcext:value-type="string">
            <text:p><text:span text:style-name="T2">Servitudes relatives aux canalisations de transport et de distribution de chaleu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INT1</text:span></text:p>
          </table:table-cell>
          <table:table-cell office:value-type="string" calcext:value-type="string">
            <text:p><text:span text:style-name="T2">Servitude instituée au voisinage des cimetièr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JS1</text:span></text:p>
          </table:table-cell>
          <table:table-cell office:value-type="string" calcext:value-type="string">
            <text:p><text:span text:style-name="T2">Servitude de protection des équipements sportif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1</text:span></text:p>
          </table:table-cell>
          <table:table-cell office:value-type="string" calcext:value-type="string">
            <text:p><text:span text:style-name="T2">Plan de prévention des risques naturels prévisibles (PPRNP) et plan de prévention de risques miniers (PPRM)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1bis</text:span></text:p>
          </table:table-cell>
          <table:table-cell office:value-type="string" calcext:value-type="string">
            <text:p><text:span text:style-name="T2">Servitude d'inondation pour la rétention des crues du Rhi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2</text:span></text:p>
          </table:table-cell>
          <table:table-cell office:value-type="string" calcext:value-type="string">
            <text:p><text:span text:style-name="T2">Servitude relative aux installations classées et sites constituant une menace pour la sécurité et la salubrité publiqu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3</text:span></text:p>
          </table:table-cell>
          <table:table-cell office:value-type="string" calcext:value-type="string">
            <text:p><text:span text:style-name="T2">Plan de prévention des risques technologiques (PPRT)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4</text:span></text:p>
          </table:table-cell>
          <table:table-cell office:value-type="string" calcext:value-type="string">
            <text:p><text:span text:style-name="T2">Servitude relative aux zones de rétention d’eau, aux zones de mobilité des cours d’eau et aux zones dites "stratégiques pour la gestion de l’eau"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5</text:span></text:p>
          </table:table-cell>
          <table:table-cell office:value-type="string" calcext:value-type="string">
            <text:p><text:span text:style-name="T2">Servitudes relatives aux ouvrages hydraul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M6</text:span></text:p>
          </table:table-cell>
          <table:table-cell office:value-type="string" calcext:value-type="string">
            <text:p><text:span text:style-name="T2">Servitude autour des installations nucléaires de bas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T1</text:span></text:p>
          </table:table-cell>
          <table:table-cell office:value-type="string" calcext:value-type="string">
            <text:p><text:span text:style-name="T2">Servitudes instituées au bénéfice des centres radioélectriques concernant la défense nationale ou la sécurité publiqu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T2</text:span></text:p>
          </table:table-cell>
          <table:table-cell office:value-type="string" calcext:value-type="string">
            <text:p><text:span text:style-name="T2">Servitude de protection des centres de réception radioélectriques contre les perturbations électromagnét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PT3</text:span></text:p>
          </table:table-cell>
          <table:table-cell office:value-type="string" calcext:value-type="string">
            <text:p><text:span text:style-name="T2">Servitude attachée aux réseaux de télécommunication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1</text:span></text:p>
          </table:table-cell>
          <table:table-cell office:value-type="string" calcext:value-type="string">
            <text:p><text:span text:style-name="T2">Servitude relative aux voies ferrées Visibilité sur les voies publ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2</text:span></text:p>
          </table:table-cell>
          <table:table-cell office:value-type="string" calcext:value-type="string">
            <text:p><text:span text:style-name="T2">Servitude de survol au profit des téléphériqu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3</text:span></text:p>
          </table:table-cell>
          <table:table-cell office:value-type="string" calcext:value-type="string">
            <text:p><text:span text:style-name="T2">Servitudes en tréfond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4</text:span></text:p>
          </table:table-cell>
          <table:table-cell office:value-type="string" calcext:value-type="string">
            <text:p><text:span text:style-name="T2">Servitude aéronautique de balis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5</text:span></text:p>
          </table:table-cell>
          <table:table-cell office:value-type="string" calcext:value-type="string">
            <text:p><text:span text:style-name="T2">Servitude aéronautique de dégagement (civile)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6</text:span></text:p>
          </table:table-cell>
          <table:table-cell office:value-type="string" calcext:value-type="string">
            <text:p><text:span text:style-name="T2">Servitude grévant les terrains nécessaires aux besoins de la navigation aérienn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7</text:span></text:p>
          </table:table-cell>
          <table:table-cell office:value-type="string" calcext:value-type="string">
            <text:p><text:span text:style-name="T2">Servitude établies à l'extérieur des zones de dégag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8</text:span></text:p>
          </table:table-cell>
          <table:table-cell office:value-type="string" calcext:value-type="string">
            <text:p><text:span text:style-name="T2">Servitude radioélectrique de protection des installations de navigation et d'atterriss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2">T9</text:span></text:p>
          </table:table-cell>
          <table:table-cell office:value-type="string" calcext:value-type="string">
            <text:p><text:span text:style-name="T2">Transports par câble en milieu urbai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<text:span text:style-name="T1">modeProd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écupération et import de données géographiques échangées avec les gestionnaires (par exemple : une numérisation fournie par un gestionnaire)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<text:span text:style-name="T1">modeProd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umérisation</text:p>
          </table:table-cell>
          <table:table-cell office:value-type="string" calcext:value-type="string">
            <text:p>Numérisation de la SUP annexée au document d'urbanism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SERVITUDE</text:p>
          </table:table-cell>
          <table:table-cell office:value-type="string" calcext:value-type="string">
            <text:p><text:span text:style-name="T1">modeProd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constitution</text:p>
          </table:table-cell>
          <table:table-cell office:value-type="string" calcext:value-type="string">
            <text:p>Géométrie reconstituée à partir de l'Acte instituant la SU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a xlink:href="#'Table 6'.A1" xlink:type="simple">A12</text:a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Forê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nalisation d’irrig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nal, émissai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ours d'eau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nalisation d’eau et d’assainiss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'écoul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Forê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Bois, forêt ou dun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agrico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10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C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Monu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C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Sit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C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Réserve naturel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C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SP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C4bis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VAP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R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hare, poste ou Ame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R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oste militai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R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Magasin à poud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R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Aérodrom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R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Ouvrage militaire, fortific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R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hamp de ti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S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pt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AS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Établissement ostréico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2bis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submersibl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ours d'eau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St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Voie routiè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Voie routiè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Voie routiè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ha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Sentier piétonnie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10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arc National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EL1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Autoroute, voie expresse, dévi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nalisation (maîtrise urbanisation)   </text:span><text:span text:style-name="T3">3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bénéficiai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a xlink:href="#'Table 3'.A1" xlink:type="simple">Canalisation de transport de produit   4</text:a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nalisation électriqu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analisation de distribution de gaz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bénéficiai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bénéficiai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Réseau de chaleu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Int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imetiè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Js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Installation sportiv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réglementé du PP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1bis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réglementé du PP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Install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réglementé du PP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Ouvrage hydrauliqu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M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Installation nucléair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T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entre de récep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T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entre de récep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PT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âb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Emprise chemin de fe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âb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Ligne souterraine de transpor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Aérodrom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Aérodrom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Terrains réservé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égag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Centre de réception ou d'émiss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Gen</text:p>
          </table:table-cell>
          <table:table-cell office:value-type="string" calcext:value-type="string">
            <text:p><text:span text:style-name="T1">T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Transport par câb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modeGene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gitalisation</text:p>
          </table:table-cell>
          <table:table-cell office:value-type="string" calcext:value-type="string">
            <text:p>La géométrie est créée par la saisie d'un ensemble de points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modeGene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La géométrie est obtenue par copie de la géométrie d'un autre objet géographique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modeGene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ste de coordonnées</text:p>
          </table:table-cell>
          <table:table-cell office:value-type="string" calcext:value-type="string">
            <text:p>La géométrie est obtenue par la création de points à partir de coordonnées géographiques ou en projection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modeGene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éométrie fictive</text:p>
          </table:table-cell>
          <table:table-cell office:value-type="string" calcext:value-type="string">
            <text:p>La géométrie a été créée de manière approximative et n'a aucune signification géographique. Ce mode autorise la création d'objet géographique dont la géométrie est inconnue ou difficile à obtenir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a xlink:href="#'Table 6'.A1" xlink:type="simple">A12</text:a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ass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os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10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C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des abord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C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Monument historiqu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C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Enceinte du sit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C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C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du SPR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C4bis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du PVAP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R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R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R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hibition 1 Zone de prohibition 2 Zone d'isol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R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maximale de dégag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R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R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S1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string" calcext:value-type="string">
            <text:p>Périmètre de protection immédiat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S1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Périmètre de protection rapproché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S1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8" office:value-type="string" calcext:value-type="string">
            <text:p>Périmètre de protection éloigné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S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de protection eau minéral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AS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2bis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Halage Marchepied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Réservation de terrai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lan d'align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 du littoral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10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EL1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'interdiction d'accè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3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string" calcext:value-type="string">
            <text:p>Zone de protection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3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zone de passag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ass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Périmètr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ass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Int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Js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Enveloppe des zonages réglementair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1bis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Enveloppe des zonages réglementair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Enveloppe des zonages réglementaire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rétention d'eau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M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1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string" calcext:value-type="string">
            <text:p>Zone de protection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1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Zone de gard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2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string" calcext:value-type="string">
            <text:p>Zone primaire de dégagement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2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8" office:value-type="string" calcext:value-type="string">
            <text:p>Zone secondaire de dégagement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primaire de dégagement Zone secondaire de dégagement Zone spéciale de dégagement Secteur de dégag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2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8" office:value-type="string" calcext:value-type="string">
            <text:p>Zone spéciale de dégagement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2</text:span>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string" calcext:value-type="string">
            <text:p>Secteur de dégageme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PT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'exploita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1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2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survol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3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’occupation en tréfonds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4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maximale de Balisage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5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maximale de dégagement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6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Réservation de terrai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7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e protection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ne de protection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ne de gard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ne primaire de dégageme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ne secondaire de dégageme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ne spéciale de dégageme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8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cteur de dégageme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typeAss</text:p>
          </table:table-cell>
          <table:table-cell office:value-type="string" calcext:value-type="string">
            <text:p><text:span text:style-name="T1">T9</text:span>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<text:span text:style-name="T1">Zone d’atterrage Zone de survol</text:span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Égale au générateur</text:p>
          </table:table-cell>
          <table:table-cell office:value-type="string" calcext:value-type="string">
            <text:p>La géométrie est confondue avec celle de l'objet spatial générateur. Elle est alors obtenue par copie numérique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one tampon</text:p>
          </table:table-cell>
          <table:table-cell office:value-type="string" calcext:value-type="string">
            <text:p>La géométrie est le résultat du calcul d'une zone tampon autour d'un objet géographique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gitalisation</text:p>
          </table:table-cell>
          <table:table-cell office:value-type="string" calcext:value-type="string">
            <text:p>La géométrie est créée par la saisie d'un ensemble de points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La géométrie est obtenue par copie de la géométrie d'un autre objet géographique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ste de coordonnées</text:p>
          </table:table-cell>
          <table:table-cell office:value-type="string" calcext:value-type="string">
            <text:p>La géométrie est obtenue par la création de points à partir de coordonnées géographiques ou en projection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cteur angulaire</text:p>
          </table:table-cell>
          <table:table-cell office:value-type="string" calcext:value-type="string">
            <text:p>La géométrie est calculée à partir d'un point, d’une distance et de deux angles mesurés par rapport à une orientation donnée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lculée</text:p>
          </table:table-cell>
          <table:table-cell office:value-type="string" calcext:value-type="string">
            <text:p>La géométrie est calculée suivant un mode complexe (ex pour les servitudes T5 : tampons successifs et rayons de raccordement)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ste de parcelles</text:p>
          </table:table-cell>
          <table:table-cell office:value-type="string" calcext:value-type="string">
            <text:p>La géométrie est obtenue par l'agrégation géométrique d'une liste de parcelles sélectionnées dans un référentiel géographique cadastral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&lt;CATEGORIE&gt;_ASSIETTE_SUP_(L/S)</text:p>
          </table:table-cell>
          <table:table-cell office:value-type="string" calcext:value-type="string">
            <text:p>modeGeoA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éométrie fictive</text:p>
          </table:table-cell>
          <table:table-cell office:value-type="string" calcext:value-type="string">
            <text:p>La géométrie a été créée de manière approximative et n'a aucune signification géographique. Ce mode autorise la création d'objet géographique dont la géométrie est inconnue ou difficile à obtenir.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attrPart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nom_attribut</text:p>
          </table:table-cell>
          <table:table-cell office:value-type="string" calcext:value-type="string">
            <text:p>code_SUP</text:p>
          </table:table-cell>
          <table:table-cell office:value-type="string" calcext:value-type="string">
            <text:p>Signification</text:p>
          </table:table-cell>
          <table:table-cell office:value-type="string" calcext:value-type="string">
            <text:p>codification</text:p>
          </table:table-cell>
          <table:table-cell office:value-type="string" calcext:value-type="string">
            <text:p>typeCh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ype de canalis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C1</text:p>
          </table:table-cell>
          <table:table-cell office:value-type="string" calcext:value-type="string">
            <text:p>Adresse du monu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C1</text:p>
          </table:table-cell>
          <table:table-cell office:value-type="string" calcext:value-type="string">
            <text:p>Type du monu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C2</text:p>
          </table:table-cell>
          <table:table-cell office:value-type="string" calcext:value-type="string">
            <text:p>Type du 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C3</text:p>
          </table:table-cell>
          <table:table-cell office:value-type="string" calcext:value-type="string">
            <text:p>Type du 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S1</text:p>
          </table:table-cell>
          <table:table-cell office:value-type="string" calcext:value-type="string">
            <text:p>Type d’ea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I1</text:p>
          </table:table-cell>
          <table:table-cell table:style-name="ce9" office:value-type="string" calcext:value-type="string">
            <text:p>Type de fluid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20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I3</text:p>
          </table:table-cell>
          <table:table-cell table:style-name="ce9" office:value-type="string" calcext:value-type="string">
            <text:p>Type de fluid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2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Tension de la ligne en kilovolts (kV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ier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I4</text:p>
          </table:table-cell>
          <table:table-cell table:style-name="ce9" office:value-type="string" calcext:value-type="string">
            <text:p>Type de la lign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1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ID_GASPAR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Identifiant GASPAR du PP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CODE_ALEA</text:p>
          </table:table-cell>
          <table:table-cell table:style-name="ce9" office:value-type="string" calcext:value-type="string">
            <text:p>PM1</text:p>
          </table:table-cell>
          <table:table-cell table:style-name="ce9" office:value-type="string" calcext:value-type="string">
            <text:p>Identifiant GASPAR de l'aléa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2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URL_GRISQ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Hyperlien vers le PPR dans Géorisqu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ID_GASPAR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Identifiant GASPAR du PP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CODE_ALEA</text:p>
          </table:table-cell>
          <table:table-cell table:style-name="ce9" office:value-type="string" calcext:value-type="string">
            <text:p>PM3</text:p>
          </table:table-cell>
          <table:table-cell table:style-name="ce9" office:value-type="string" calcext:value-type="string">
            <text:p>Identifiant GASPAR de l'aléa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2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URL_GRISQ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Hyperlien vers le PPR dans Géorisqu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25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T1</text:p>
          </table:table-cell>
          <table:table-cell table:style-name="ce9" office:value-type="string" calcext:value-type="string">
            <text:p>Type du centr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10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CROISEMENT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Croisement de voie ferrée et de rout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 calcext:value-type="string">
            <text:p>&lt;CATEGORIE&gt;_GENERATEUR_SUP_(P/L/S)</text:p>
          </table:table-cell>
          <table:table-cell table:style-name="ce9" office:value-type="string" calcext:value-type="string">
            <text:p>TYPE_GEST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ype de gestionnaire de l’infrastructur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C15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_VOIE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ype de la vo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15</text:p>
          </table:table-cell>
          <table:table-cell table:number-columns-repeated="1018"/>
        </table:table-row>
      </table:table>
      <table:table table:name="details_attrPart" table:style-name="ta1">
        <office:forms form:automatic-focus="false" form:apply-design-mode="false"/>
        <table:table-column table:style-name="co2" table:number-columns-repeated="3" table:default-cell-style-name="ce9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Document</text:p>
          </table:table-cell>
          <table:table-cell table:style-name="Default" office:value-type="string" calcext:value-type="string">
            <text:p>Champ</text:p>
          </table:table-cell>
          <table:table-cell table:style-name="ce1" office:value-type="string" calcext:value-type="string">
            <text:p>codeSUP</text:p>
          </table:table-cell>
          <table:table-cell table:style-name="ce1" office:value-type="string" calcext:value-type="string">
            <text:p>Sous-code</text:p>
          </table:table-cell>
          <table:table-cell office:value-type="string" calcext:value-type="string">
            <text:p>Libelle_court</text:p>
          </table:table-cell>
          <table:table-cell office:value-type="string" calcext:value-type="string">
            <text:p>Libelle_long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u potabl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ssainissement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scrit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assé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xt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scrit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assé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éserve naturelle national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éserve naturelle régional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C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éserve naturelle de Cors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S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u potabl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S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u minérale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rocarbures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az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duits chimiques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rocarbures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az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duits chimiques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érien</text:p>
          </table:table-cell>
        </table:table-row>
        <table:table-row table:style-name="ro1">
          <table:table-cell table:style-name="Default" office:value-type="string" calcext:value-type="string">
            <text:p>&lt;CATEGORIE&gt;_GENERATEUR_SUP_(P/L/S)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I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sque nature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ondation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uvement de terrain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éism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alanch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uption volcaniqu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u de forêts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énomènes météorologiques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don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sque minier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uvement de terrain minier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nondation de terrain minier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mission en surface de gaz de min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nul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ultirisqu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sque technologiqu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isque industriel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cléair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pture de barrag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 de marchandises dangereuses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ODE_ALEA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gins de guerr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iveau 1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iveau 2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iveau 3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_GEST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_GEST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épartement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_GEST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mmune</text:p>
          </table:table-cell>
        </table:table-row>
        <table:table-row table:style-name="ro1">
          <table:table-cell office:value-type="string" calcext:value-type="string">
            <text:p>&lt;CATEGORIE&gt;_GENERATEUR_SUP_(P/L/S)</text:p>
          </table:table-cell>
          <table:table-cell office:value-type="string" calcext:value-type="string">
            <text:p>TYPE_GEST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MT" svg:font-family="ArialMT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42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2" style:volatile="true" number:language="fr" number:country="FR">
      <loext:text> </loext:text>
      <loext:fill-character> </loext:fill-character>
      <number:text>-   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fr" number:country="FR">
      <loext:text> </loext:text>
      <loext:fill-character> </loext:fill-character>
      <number:text>- €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1:33:09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17:12:15.367000000</meta:creation-date>
    <dc:date>2020-03-20T18:39:11.389000000</dc:date>
    <meta:editing-duration>P1DT9H26M48S</meta:editing-duration>
    <meta:editing-cycles>56</meta:editing-cycles>
    <meta:generator>LibreOffice/6.3.3.2$Windows_X86_64 LibreOffice_project/a64200df03143b798afd1ec74a12ab50359878ed</meta:generator>
    <meta:document-statistic meta:table-count="4" meta:cell-count="2679" meta:object-count="0"/>
  </office:meta>
</office:document-meta>
</file>